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94.7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s text:c="3"/>18284 <text:s/>99-05-14 13:51 <text:s text:c="2"/>2 <text:s text:c="3"/>959797 <text:s text:c="6"/>C12 <text:s/>0.92 <text:s text:c="2"/>1161 <text:s text:c="2"/>5.0 <text:s text:c="3"/>751 <text:s text:c="2"/>5996 <text:s/>128 <text:s text:c="3"/>28133 <text:s text:c="2"/>10 <text:s text:c="21"/></text:p>
          </table:table-cell>
          <table:table-cell table:number-columns-repeated="2"/>
          <table:table-cell office:value-type="float" office:value="0.92" calcext:value-type="float">
            <text:p>0.92</text:p>
          </table:table-cell>
          <table:table-cell office:value-type="float" office:value="28133" calcext:value-type="float">
            <text:p>28133</text:p>
          </table:table-cell>
          <table:table-cell/>
          <table:table-cell table:formula="of:=SUM([.D2:.E6])*0.0000001" office:value-type="float" office:value="0.079016647" calcext:value-type="float">
            <text:p>0.079016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3"/>18285 <text:s/>99-05-14 21:41 <text:s/>13 <text:s/>10017933 <text:s text:c="6"/>C12 <text:s/>0.88 <text:s text:c="2"/>1161 <text:s text:c="2"/>5.0 <text:s text:c="3"/>751 <text:s text:c="2"/>5996 <text:s/>100 <text:s text:c="2"/>245170 <text:s text:c="2"/>93 <text:s text:c="21"/></text:p>
          </table:table-cell>
          <table:table-cell table:number-columns-repeated="2"/>
          <table:table-cell office:value-type="float" office:value="0.88" calcext:value-type="float">
            <text:p>0.88</text:p>
          </table:table-cell>
          <table:table-cell office:value-type="float" office:value="245170" calcext:value-type="float">
            <text:p>2451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3"/>18286 <text:s/>99-05-15 01:05 <text:s/>10 <text:s text:c="2"/>7100939 <text:s text:c="6"/>C12 <text:s/>0.90 <text:s text:c="2"/>1161 <text:s text:c="2"/>4.8 <text:s text:c="3"/>749 <text:s text:c="2"/>5996 <text:s/>100 <text:s text:c="2"/>172497 <text:s text:c="2"/>64 <text:s text:c="2"/>Resuming Carbon 12 running after crosstalk measurement.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172497" calcext:value-type="float">
            <text:p>1724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3"/>18287 <text:s/>99-05-15 03:20 <text:s/>13 <text:s/>10057278 <text:s text:c="6"/>C12 <text:s/>0.89 <text:s text:c="2"/>1161 <text:s text:c="2"/>5.0 <text:s text:c="3"/>751 <text:s text:c="2"/>5996 <text:s/>100 <text:s text:c="2"/>243819 <text:s text:c="2"/>91 <text:s text:c="2"/>Orbit lock now on the beam</text:p>
          </table:table-cell>
          <table:table-cell table:number-columns-repeated="2"/>
          <table:table-cell office:value-type="float" office:value="0.89" calcext:value-type="float">
            <text:p>0.89</text:p>
          </table:table-cell>
          <table:table-cell office:value-type="float" office:value="243819" calcext:value-type="float">
            <text:p>243819</text:p>
          </table:table-cell>
          <table:table-cell table:number-columns-repeated="3"/>
          <table:table-cell table:formula="of:=[.G2]+[.G8]" office:value-type="float" office:value="0.18431998" calcext:value-type="float">
            <text:p>0.18431998</text:p>
          </table:table-cell>
        </table:table-row>
        <table:table-row table:style-name="ro1">
          <table:table-cell office:value-type="string" calcext:value-type="string">
            <text:p><text:s text:c="3"/>18288 <text:s/>99-05-15 05:29 <text:s text:c="2"/>6 <text:s text:c="2"/>4111792 <text:s text:c="6"/>C12 <text:s/>0.88 <text:s text:c="2"/>1161 <text:s text:c="2"/>5.0 <text:s text:c="3"/>749 <text:s text:c="2"/>5996 <text:s/>100 <text:s text:c="2"/>100543 <text:s text:c="2"/>38 <text:s text:c="21"/></text:p>
          </table:table-cell>
          <table:table-cell table:number-columns-repeated="2"/>
          <table:table-cell office:value-type="float" office:value="0.88" calcext:value-type="float">
            <text:p>0.88</text:p>
          </table:table-cell>
          <table:table-cell office:value-type="float" office:value="100543" calcext:value-type="float">
            <text:p>100543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s text:c="3"/>18294 <text:s/>99-05-16 04:39 <text:s text:c="2"/>5 <text:s text:c="2"/>3615872 <text:s text:c="6"/>C12 <text:s/>0.92 <text:s text:c="2"/>1161 <text:s text:c="2"/>5.0 <text:s text:c="2"/>1501 <text:s text:c="2"/>5996 <text:s/>100 <text:s text:c="2"/>146921 <text:s text:c="2"/>54 <text:s text:c="21"/></text:p>
          </table:table-cell>
          <table:table-cell table:number-columns-repeated="2"/>
          <table:table-cell office:value-type="float" office:value="0.92" calcext:value-type="float">
            <text:p>0.92</text:p>
          </table:table-cell>
          <table:table-cell office:value-type="float" office:value="146921" calcext:value-type="float">
            <text:p>146921</text:p>
          </table:table-cell>
          <table:table-cell/>
          <table:table-cell table:formula="of:=SUM([.D8:.E12])*0.0000001" office:value-type="float" office:value="0.105303333" calcext:value-type="float">
            <text:p>0.10530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3"/>18297 <text:s/>99-05-16 10:19 <text:s/>20 <text:s/>14498993 <text:s text:c="6"/>C12 <text:s/>0.91 <text:s text:c="2"/>1161 <text:s text:c="2"/>7.0 <text:s text:c="2"/>1501 <text:s text:c="2"/>5996 <text:s/>100 <text:s text:c="2"/>592570 <text:s/>163 <text:s text:c="7"/>Production run</text:p>
          </table:table-cell>
          <table:table-cell table:number-columns-repeated="2"/>
          <table:table-cell office:value-type="float" office:value="0.91" calcext:value-type="float">
            <text:p>0.91</text:p>
          </table:table-cell>
          <table:table-cell office:value-type="float" office:value="592570" calcext:value-type="float">
            <text:p>5925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3"/>18298 <text:s/>99-05-16 13:26 <text:s text:c="2"/>9 <text:s text:c="2"/>5769071 <text:s text:c="6"/>C12 <text:s/>0.90 <text:s text:c="2"/>1161 <text:s text:c="2"/>8.0 <text:s text:c="2"/>1501 <text:s text:c="2"/>5996 <text:s/>100 <text:s text:c="2"/>237443 <text:s text:c="2"/>55 <text:s text:c="2"/>Production run with slightly higher beam current (8.0 nA).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237443" calcext:value-type="float">
            <text:p>2374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3"/>18306 <text:s/>99-05-16 20:28 <text:s text:c="2"/>3 <text:s text:c="2"/>1899002 <text:s text:c="6"/>C12 <text:s/>0.87 <text:s text:c="2"/>1161 <text:s text:c="2"/>6.0 <text:s text:c="2"/>1501 <text:s text:c="2"/>5996 <text:s/>100 <text:s text:c="3"/>55671 <text:s text:c="2"/>16 <text:s text:c="21"/></text:p>
          </table:table-cell>
          <table:table-cell table:number-columns-repeated="2"/>
          <table:table-cell office:value-type="float" office:value="0.87" calcext:value-type="float">
            <text:p>0.87</text:p>
          </table:table-cell>
          <table:table-cell office:value-type="float" office:value="55671" calcext:value-type="float">
            <text:p>556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3"/>18307 <text:s/>99-05-16 21:02 <text:s text:c="2"/>2 <text:s text:c="3"/>935783 <text:s text:c="6"/>C12 <text:s/>0.73 <text:s text:c="2"/>1161 <text:s text:c="2"/>6.0 <text:s text:c="2"/>1499 <text:s text:c="2"/>5996 <text:s/>100 <text:s text:c="3"/>20424 <text:s text:c="3"/>7 <text:s text:c="2"/>Large hole in region 3, sector 3 of drift chambers.</text:p>
          </table:table-cell>
          <table:table-cell table:number-columns-repeated="2"/>
          <table:table-cell office:value-type="float" office:value="0.73" calcext:value-type="float">
            <text:p>0.73</text:p>
          </table:table-cell>
          <table:table-cell office:value-type="float" office:value="20424" calcext:value-type="float">
            <text:p>2042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5T17:10:33.474028901</meta:creation-date>
    <dc:date>2020-09-25T18:08:21.730943714</dc:date>
    <meta:editing-duration>PT47M39S</meta:editing-duration>
    <meta:editing-cycles>5</meta:editing-cycles>
    <meta:generator>LibreOffice/6.0.7.3$Linux_X86_64 LibreOffice_project/00m0$Build-3</meta:generator>
    <meta:document-statistic meta:table-count="1" meta:cell-count="33" meta:object-count="0"/>
  </office:meta>
</office:document-meta>
</file>